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BeforeAdviceInterceptor.MethodBeforeAdviceInterceptor( MethodBefore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BeforeAdvice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